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617000002DD29C5F8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3.023cm" svg:x="1.019cm" svg:y="3.991cm">
          <draw:image xlink:href="Pictures/1000000000000617000002DD29C5F8AE.jpg" xlink:type="simple" xlink:show="embed" xlink:actuate="onLoad">
            <text:p/>
          </draw:image>
        </draw:frame>
        <draw:frame draw:style-name="gr2" draw:layer="layout" svg:width="1.01cm" svg:height="0.729cm" svg:x="15.79cm" svg:y="8.635cm">
          <draw:text-box>
            <text:p>U1</text:p>
          </draw:text-box>
        </draw:frame>
        <draw:frame draw:style-name="gr2" draw:layer="layout" svg:width="1.01cm" svg:height="0.729cm" svg:x="14.617cm" svg:y="11.95cm">
          <draw:text-box>
            <text:p>U2</text:p>
          </draw:text-box>
        </draw:frame>
        <draw:frame draw:style-name="gr2" draw:layer="layout" svg:width="1.01cm" svg:height="0.729cm" svg:x="13.505cm" svg:y="7.564cm">
          <draw:text-box>
            <text:p>C1</text:p>
          </draw:text-box>
        </draw:frame>
        <draw:frame draw:style-name="gr2" draw:layer="layout" svg:width="1.01cm" svg:height="0.729cm" svg:x="17.422cm" svg:y="12.271cm">
          <draw:text-box>
            <text:p>C3</text:p>
          </draw:text-box>
        </draw:frame>
        <draw:frame draw:style-name="gr2" draw:layer="layout" svg:width="1.01cm" svg:height="0.729cm" svg:x="13.658cm" svg:y="12.868cm">
          <draw:text-box>
            <text:p>C2</text:p>
          </draw:text-box>
        </draw:frame>
        <draw:frame draw:style-name="gr2" draw:layer="layout" svg:width="1.01cm" svg:height="0.729cm" svg:x="24.409cm" svg:y="8.278cm">
          <draw:text-box>
            <text:p>R1</text:p>
          </draw:text-box>
        </draw:frame>
        <draw:frame draw:style-name="gr2" draw:layer="layout" svg:width="1.01cm" svg:height="0.729cm" svg:x="24.465cm" svg:y="10.446cm">
          <draw:text-box>
            <text:p>R2</text:p>
          </draw:text-box>
        </draw:frame>
        <draw:frame draw:style-name="gr2" draw:layer="layout" svg:width="1.01cm" svg:height="0.729cm" svg:x="24.623cm" svg:y="12.526cm">
          <draw:text-box>
            <text:p>R3</text:p>
          </draw:text-box>
        </draw:frame>
        <draw:frame draw:style-name="gr2" draw:layer="layout" svg:width="1.01cm" svg:height="0.729cm" svg:x="12.883cm" svg:y="9.109cm">
          <draw:text-box>
            <text:p>R6</text:p>
          </draw:text-box>
        </draw:frame>
        <draw:frame draw:style-name="gr2" draw:layer="layout" svg:width="1.01cm" svg:height="0.729cm" svg:x="19.513cm" svg:y="7.12cm">
          <draw:text-box>
            <text:p>R4</text:p>
          </draw:text-box>
        </draw:frame>
        <draw:frame draw:style-name="gr2" draw:layer="layout" svg:width="2.28cm" svg:height="0.729cm" svg:x="24.766cm" svg:y="7.411cm">
          <draw:text-box>
            <text:p>LED_PWR</text:p>
          </draw:text-box>
        </draw:frame>
        <draw:frame draw:style-name="gr2" draw:layer="layout" svg:width="1.772cm" svg:height="0.729cm" svg:x="24.868cm" svg:y="11.506cm">
          <draw:text-box>
            <text:p>LED_B</text:p>
          </draw:text-box>
        </draw:frame>
        <draw:frame draw:style-name="gr2" draw:layer="layout" svg:width="1.772cm" svg:height="0.729cm" svg:x="24.715cm" svg:y="9.451cm">
          <draw:text-box>
            <text:p>LED_A</text:p>
          </draw:text-box>
        </draw:frame>
        <draw:frame draw:style-name="gr2" draw:layer="layout" svg:width="1.264cm" svg:height="0.729cm" svg:x="2.847cm" svg:y="8.038cm">
          <draw:text-box>
            <text:p>USB</text:p>
          </draw:text-box>
        </draw:frame>
        <draw:frame draw:style-name="gr2" draw:layer="layout" svg:width="1.772cm" svg:height="0.729cm" svg:x="20.533cm" svg:y="8.599cm">
          <draw:text-box>
            <text:p>RESET</text:p>
          </draw:text-box>
        </draw:frame>
        <draw:frame draw:style-name="gr2" draw:layer="layout" svg:width="1.264cm" svg:height="0.729cm" svg:x="20.686cm" svg:y="11.032cm">
          <draw:text-box>
            <text:p>HWB</text:p>
          </draw:text-box>
        </draw:frame>
        <draw:frame draw:style-name="gr2" draw:layer="layout" svg:width="1.01cm" svg:height="0.729cm" svg:x="12.893cm" svg:y="9.757cm">
          <draw:text-box>
            <text:p>R7</text:p>
          </draw:text-box>
        </draw:frame>
        <draw:frame draw:style-name="gr2" draw:layer="layout" svg:width="1.01cm" svg:height="0.729cm" svg:x="20.023cm" svg:y="12.679cm">
          <draw:text-box>
            <text:p>R5</text:p>
          </draw:text-box>
        </draw:frame>
        <draw:frame draw:style-name="gr2" draw:layer="layout" svg:width="1.01cm" svg:height="0.729cm" svg:x="12.077cm" svg:y="12.424cm">
          <draw:text-box>
            <text:p>F1</text:p>
          </draw:text-box>
        </draw:frame>
        <draw:frame draw:style-name="gr2" draw:layer="layout" svg:width="1.01cm" svg:height="0.729cm" svg:x="12.383cm" svg:y="8.089cm">
          <draw:text-box>
            <text:p>Z1</text:p>
          </draw:text-box>
        </draw:frame>
        <draw:frame draw:style-name="gr2" draw:layer="layout" svg:width="1.01cm" svg:height="0.729cm" svg:x="12.016cm" svg:y="10.828cm">
          <draw:text-box>
            <text:p>Z2</text:p>
          </draw:text-box>
        </draw:frame>
        <draw:frame draw:style-name="gr2" draw:layer="layout" svg:width="1.01cm" svg:height="0.729cm" svg:x="11.159cm" svg:y="12.883cm">
          <draw:text-box>
            <text:p>C4</text:p>
          </draw:text-box>
        </draw:frame>
        <draw:frame draw:style-name="gr2" draw:layer="layout" svg:width="1.01cm" svg:height="0.729cm" svg:x="14.321cm" svg:y="11.032cm">
          <draw:text-box>
            <text:p>C5</text:p>
          </draw:text-box>
        </draw:frame>
        <draw:frame draw:style-name="gr3" draw:layer="layout" svg:width="1.01cm" svg:height="0.729cm" svg:x="12.893cm" svg:y="10.369cm">
          <draw:text-box>
            <text:p>C6</text:p>
          </draw:text-box>
        </draw:frame>
        <draw:frame draw:style-name="gr2" draw:layer="layout" svg:width="1.01cm" svg:height="0.729cm" svg:x="12.883cm" svg:y="11.506cm">
          <draw:text-box>
            <text:p>J1</text:p>
          </draw:text-box>
        </draw:frame>
        <draw:frame draw:style-name="gr2" draw:layer="layout" svg:width="1.01cm" svg:height="0.729cm" svg:x="12.842cm" svg:y="12.154cm">
          <draw:text-box>
            <text:p>J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0000" style:text-outline="true" style:text-line-through-style="none" fo:font-family="'Liberation Mono'" style:font-style-name="Bold" style:font-family-generic="modern" style:font-pitch="fixed" fo:font-size="12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sti Andresen</meta:initial-creator>
    <meta:creation-date>2011-07-03T20:11:38</meta:creation-date>
    <dc:date>2011-07-03T21:20:24</dc:date>
    <dc:creator>Visti Andresen</dc:creator>
    <meta:editing-duration>PT01H08M47S</meta:editing-duration>
    <meta:editing-cycles>5</meta:editing-cycles>
    <meta:generator>OpenOffice.org/3.2$Unix OpenOffice.org_project/320m19$Build-9505</meta:generator>
    <meta:document-statistic meta:object-count="27"/>
  </office:meta>
</office:document-meta>
</file>